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ucid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ext-properties fo:color="#c5000b"/>
    </style:style>
  </office:automatic-styles>
  <office:body>
    <office:spreadsheet>
      <table:table table:name="Description_tabl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>
            <text:p>Attention à bien mettre les bonnes infos dans la sauvegarde</text:p>
          </table:table-cell>
          <table:table-cell/>
          <table:table-cell table:style-name="ce3" office:value-type="string">
            <text:p>SHOW TABLE STATU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Attention cette table est présente dans plusieurs fichiers</text:p>
          </table:table-cell>
          <table:table-cell/>
          <table:table-cell table:style-name="ce4" office:value-type="string">
            <text:p>Name</text:p>
          </table:table-cell>
          <table:table-cell table:style-name="ce4" office:value-type="string">
            <text:p>Rows</text:p>
          </table:table-cell>
          <table:table-cell table:style-name="ce4" office:value-type="string">
            <text:p>Collation</text:p>
          </table:table-cell>
          <table:table-cell table:style-name="ce4" office:value-type="string">
            <text:p>Row_format</text:p>
          </table:table-cell>
          <table:table-cell table:style-name="ce4" office:value-type="string">
            <text:p>Comment</text:p>
          </table:table-cell>
          <table:table-cell table:style-name="ce6" office:value-type="string">
            <text:p>Sauvegarde sql</text:p>
          </table:table-cell>
          <table:table-cell table:style-name="ce6" office:value-type="string">
            <text:p>Pas présent dans bibli.sql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abo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grille_ab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grille_mode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bts_periodicites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cces_profi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cces_righ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dmin_ses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nalysis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rch_emplac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rch_statu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rch_typ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udi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o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o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o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authorit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authorities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authoriti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authorities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ors</text:p>
          </table:table-cell>
          <table:table-cell office:value-type="float" office:value="42">
            <text:p>4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uthperso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perso_authorit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perso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perso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uthperso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av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bannette_abon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bannette_contenu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bannette_equation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bannette_expo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bannette_facet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bannette_tpl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bannett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bannett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budg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bulletin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ache_ame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addi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addie_content</text:p>
          </table:table-cell>
          <table:table-cell office:value-type="float" office:value="15">
            <text:p>1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addie_procs</text:p>
          </table:table-cell>
          <table:table-cell office:value-type="float" office:value="31">
            <text:p>3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ashde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ashdesk_loc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ashdesk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ateg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ateg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ateg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>
            <text:p>categories</text:p>
          </table:table-cell>
          <table:table-cell office:value-type="float" office:value="1077">
            <text:p>107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lassemen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artic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articl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bui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cache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cadr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ms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ms_docu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ms_documents_link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publica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editorial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h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managed_modu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ms_modules_extensions_da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p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pages_en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section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va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ms_ver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ection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ection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ection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ections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ollections_sta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stat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stat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llstat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onnectors_categ_sourc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onnectors_o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onnectors_out_oai_deleted_recor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oai_toke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etcache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etc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etcateg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etcate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out_sourc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connectors_source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coordonne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no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them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emande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ocs_codestat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ocs_location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ocs_section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ocs_statu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ocs_typ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ocsloc_section</text:p>
          </table:table-cell>
          <table:table-cell office:value-type="float" office:value="28">
            <text:p>28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docwatch_categor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docwatch_data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docwatch_ite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ocwatch_item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ocwatch_items_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docwatch_sel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docwatch_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docwatch_wat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dsi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di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r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r_caddi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caddie_procs</text:p>
          </table:table-cell>
          <table:table-cell office:value-type="float" office:value="17">
            <text:p>1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r_categ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r_codesta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mpr_statut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mpty_words_calcu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nti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ntrepot_sourc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entrepot_sourc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entrepot_sourc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entrepots_localis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qu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rror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cache_blo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cache_i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converted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esgroup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metho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method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search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s_search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tager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tagere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xemplaires</text:p>
          </table:table-cell>
          <table:table-cell office:value-type="float" office:value="33">
            <text:p>3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xemplaires_tem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erc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pl_custom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xpl_custom_lis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xp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plnum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explnum_d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plnum_doc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plnum_doc_sug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plnum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xplnum_seg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xplnum_speak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xplnum_stat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external_count</text:p>
          </table:table-cell>
          <table:table-cell office:value-type="float" office:value="252">
            <text:p>25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facettes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faq_qu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faq_questions_categor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aq_questions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faq_questions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aq_the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aq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i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ra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estfic0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estfic0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estfic0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grilles_auth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roup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groupexpl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profi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profil_impor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profil_impor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search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arvest_s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import_ma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>
            <text:p>indexint</text:p>
          </table:table-cell>
          <table:table-cell office:value-type="float" office:value="102">
            <text:p>10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indexint_dewey.sql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" office:value-type="string">
            <text:p>indexint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indexint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indexint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infopages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lender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lien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igne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ignes_actes_relan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ignes_act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linked_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og_expl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og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og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ilt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p_eche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p_empr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p_hold_are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p_proj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ap_ref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>
            <text:p>noeuds</text:p>
          </table:table-cell>
          <table:table-cell office:value-type="float" office:value="1078">
            <text:p>107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" office:value-type="string">
            <text:p>nomenclature_children_recor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" office:value-type="string">
            <text:p>nomenclature_exotic_instru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" office:value-type="string">
            <text:p>nomenclature_exotic_other_instru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famil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form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instru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musicstan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notices_nomencla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vo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>
            <text:p>nomenclature_worksho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" office:value-type="string">
            <text:p>nomenclature_workshops_instru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_statut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_tpl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feed_essential.sql</text:p>
          </table:table-cell>
          <table:table-cell/>
          <table:table-cell office:value-type="string">
            <text:p>notices_format_onglets =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notice_tplcod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notices_authperso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s_categories</text:p>
          </table:table-cell>
          <table:table-cell office:value-type="float" office:value="49">
            <text:p>49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s_extern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otices_fields_global_index</text:p>
          </table:table-cell>
          <table:table-cell office:value-type="float" office:value="3369">
            <text:p>336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global_index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langu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mots_global_index</text:p>
          </table:table-cell>
          <table:table-cell office:value-type="float" office:value="2676">
            <text:p>2676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rel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notices_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ffres_rem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nto_uri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ntologi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pac_filt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pac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pac_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pac_views_emp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origin_authoriti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origine_notic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ouver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ai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aram_subs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arametres</text:p>
          </table:table-cell>
          <table:table-cell office:value-type="float" office:value="776">
            <text:p>77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>
            <text:p>pclass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perio_rel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lanificateu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e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et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et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et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et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rocs</text:p>
          </table:table-cell>
          <table:table-cell office:value-type="float" office:value="163">
            <text:p>16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procs_classements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publishe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ublishe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ublishe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ublishers</text:p>
          </table:table-cell>
          <table:table-cell office:value-type="float" office:value="26">
            <text:p>2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quo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quotas_fin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quotas_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apport_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rdfstore_g2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dfstore_id2va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dfstore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dfstore_o2va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dfstore_s2va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dfstore_sett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rdfstore_trip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couvr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a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a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a_l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a_plann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a_range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sponsability</text:p>
          </table:table-cell>
          <table:table-cell office:value-type="float" office:value="44">
            <text:p>4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responsability_tu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ss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ss_fl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ss_flux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ubriq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auv_lie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auv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auv_sauvegard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auv_tabl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arch_cach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arch_perso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arch_pers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arch_persopac_empr_cate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a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copy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dif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alcirc_grou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rialcirc_tpl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ri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erie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ssion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hortur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kos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kos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ource_syn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sources_enrichment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data_test.sql</text:p>
          </table:table-cell>
          <table:table-cell/>
          <table:table-cell office:value-type="string">
            <text:p>notice_enrichment, show_social_network</text:p>
            <text:p/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stat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tatopac_request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tatopac_vue_1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statopac_vu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statopac_vue_3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statopac_vu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statopac_vu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statopac_vues</text:p>
          </table:table-cell>
          <table:table-cell office:value-type="float" office:value="5">
            <text:p>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tatopac_vues_col</text:p>
          </table:table-cell>
          <table:table-cell office:value-type="float" office:value="34">
            <text:p>3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tor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b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bcollection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bcollection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bcollection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gg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ggestion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uggestions_origin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ggestions_sour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sur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aches_docnu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ach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>
            <text:p>thesauru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transac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rans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transac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ransfe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ransferts_demand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ransl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r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distri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tu_oeuvres_ev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tu_oeuvres_link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re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u_subdi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va_acha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ype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ype_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types_produi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upload_repertoi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user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users_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vedet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vedette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vedette_objec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visionneuse_para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>
            <text:p>voir_aussi</text:p>
          </table:table-cell>
          <table:table-cell office:value-type="float" office:value="91">
            <text:p>9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agneaux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words</text:p>
          </table:table-cell>
          <table:table-cell office:value-type="float" office:value="1451">
            <text:p>145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z_attr</text:p>
          </table:table-cell>
          <table:table-cell office:value-type="float" office:value="45">
            <text:p>4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z_bib</text:p>
          </table:table-cell>
          <table:table-cell office:value-type="float" office:value="11">
            <text:p>1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z_notic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z_query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5" table:number-rows-repeated="10481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ande sauve base" table:style-name="ta1" table:print="false">
        <table:table-column table:style-name="co5" table:number-columns-repeated="3" table:default-cell-style-name="Default"/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Bibli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d --quote-names=FALSE --skip-add-drop-table bibli &gt; bibli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minimum.sql</text:p>
          </table:table-cell>
        </table:table-row>
        <table:table-row table:style-name="ro2">
          <table:table-cell table:number-columns-repeated="2"/>
          <table:table-cell office:value-type="string">
            <text:p>mysqldump -u bibli -pbibli -t --skip-extended-insert --complete-insert --hex-blob bibli cms_editorial_types abts_periodicites authorities_statuts bannette_tpl categories classements empr_statut explnum_statut grilles_auth infopages lenders lignes_actes_statuts noeuds notice_statut origin_authorities origine_notice parametres pclassement sauv_sauvegardes sauv_tables serialcirc_tpl suggestions_categ thesaurus users z_attr z_bib &gt; minimum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feed_essential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bibli arch_emplacement arch_statut arch_type caddie caddie_procs docs_codestat docs_location docs_section docs_statut docs_type docsloc_section empr_caddie empr_caddie_procs empr_categ empr_codestat etagere etagere_caddie expl_custom expl_custom_lists facettes notice_tpl notice_tplcode procs procs_classements search_perso statopac_request statopac_vue_1 statopac_vue_2 statopac_vue_3 statopac_vue_4 statopac_vue_5 statopac_vues statopac_vues_col &gt; feed_essential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d bibli statopac_vue_1 statopac_vue_2 statopac_vue_3 statopac_vue_4 statopac_vue_5 &gt; feed_essential2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Data_test.sql</text:p>
          </table:table-cell>
        </table:table-row>
        <table:table-row table:style-name="ro2">
          <table:table-cell table:number-columns-repeated="2"/>
          <table:table-cell office:value-type="string">
            <text:p>mysqldump -u bibli -pbibli -t --skip-extended-insert --complete-insert --hex-blob bibli analysis authors bannette_abon bannette_contenu bannette_equation bannettes bulletins caddie_content collections connectors_categ connectors_categ_sources connectors_sources empr entrepot_source_2 entrepot_source_4 entrepot_source_5 equations exemplaires explnum external_count notices notices_categories notices_langues notices_relations publishers responsability series sources_enrichment &gt; data_test.sql</text:p>
          </table:table-cell>
        </table:table-row>
        <table:table-row table:style-name="ro2">
          <table:table-cell table:number-columns-repeated="2"/>
          <table:table-cell office:value-type="string">
            <text:p>mysqldump -u bibli -pbibli -d bibli entrepot_source_2 entrepot_source_4 entrepot_source_5 &gt; data_test2.sql</text:p>
          </table:table-cell>
        </table:table-row>
        <table:table-row table:style-name="ro5">
          <table:table-cell table:number-columns-repeated="2"/>
          <table:table-cell table:style-name="ce8" office:value-type="string">
            <text:p>Ajouter les paramètres à modif dans data_test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Thésaurus : </text:p>
          </table:table-cell>
        </table:table-row>
        <table:table-row table:style-name="ro5">
          <table:table-cell table:number-columns-repeated="2"/>
          <table:table-cell table:style-name="ce8" office:value-type="string">
            <text:p>Penser à ajouter le vidage des tables dans les fichiers</text:p>
          </table:table-cell>
        </table:table-row>
        <table:table-row table:style-name="ro5">
          <table:table-cell table:number-columns-repeated="2"/>
          <table:table-cell table:style-name="ce7" office:value-type="string">
            <text:p>agneaux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agneaux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environnement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environnement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unesco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unesco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Plan de classement : </text:p>
          </table:table-cell>
        </table:table-row>
        <table:table-row table:style-name="ro5">
          <table:table-cell table:number-columns-repeated="2"/>
          <table:table-cell table:style-name="ce8" office:value-type="string">
            <text:p>Penser à ajouter le vidage des tables dans les fichiers</text:p>
          </table:table-cell>
        </table:table-row>
        <table:table-row table:style-name="ro5">
          <table:table-cell table:number-columns-repeated="2"/>
          <table:table-cell table:style-name="ce7" office:value-type="string">
            <text:p>indexint_chambery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chambery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indexint_dewey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dewey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indexint_100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100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indexint_small_en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small_en.sql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>
            <text:p>bibliportail.sql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-quote-names=FALSE --skip-extended-insert --complete-insert --hex-blob --skip-add-drop-table bibli &gt; bibliportail.sql</text:p>
          </table:table-cell>
        </table:table-row>
      </table:table>
      <table:table table:name="Feuille3" table:style-name="ta1" table:print="false">
        <table:table-column table:style-name="co5" table:number-columns-repeated="5" table:default-cell-style-name="Default"/>
        <table:table-column table:style-name="co7" table:default-cell-style-name="Default"/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Description_tables.D4:Description_tables.N38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F5:Feuille3.F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0000-00-00T14:20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6:18:04</meta:creation-date>
    <dc:date>2015-12-02T15:11:18</dc:date>
    <meta:editing-duration>PT11H8M10S</meta:editing-duration>
    <meta:editing-cycles>63</meta:editing-cycles>
    <meta:generator>LibreOffice/4.0.3.3$Linux_X86_64 LibreOffice_project/400m0$Build-3</meta:generator>
    <meta:document-statistic meta:table-count="3" meta:cell-count="1692" meta:object-count="0"/>
  </office:meta>
</office:document-meta>
</file>